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48.76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ro5" style:family="table-row">
      <style:table-row-properties style:row-height="127.5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32.8pt" fo:break-before="auto" style:use-optimal-row-height="true"/>
    </style:style>
    <style:style style:name="ro8" style:family="table-row">
      <style:table-row-properties style:row-height="111.7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poetry</text:p>
          </table:table-cell>
          <table:table-cell table:style-name="ce9" office:value-type="string" calcext:value-type="string">
            <text:p>ˈpəʊətri</text:p>
          </table:table-cell>
          <table:table-cell office:value-type="string" calcext:value-type="string">
            <text:p>поэзи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ma</text:p>
          </table:table-cell>
          <table:table-cell office:value-type="string" calcext:value-type="string">
            <text:p>ˈdrɑːmə</text:p>
          </table:table-cell>
          <table:table-cell office:value-type="string" calcext:value-type="string">
            <text:p>драм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ne arts</text:p>
          </table:table-cell>
          <table:table-cell/>
          <table:table-cell office:value-type="string" calcext:value-type="string">
            <text:p>изобразительное искусство</text:p>
            <text:p>Can photography be considered fine art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1) живопись</text:p>
            <text:p>2) картина (краской)</text:p>
            <text:p>Picasso did several paintings of h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ramics</text:p>
          </table:table-cell>
          <table:table-cell office:value-type="string" calcext:value-type="string">
            <text:p>səˈræmɪks</text:p>
          </table:table-cell>
          <table:table-cell office:value-type="string" calcext:value-type="string">
            <text:p>керамик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forming arts</text:p>
          </table:table-cell>
          <table:table-cell/>
          <table:table-cell office:value-type="string" calcext:value-type="string">
            <text:p>спольнительное искусство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let</text:p>
          </table:table-cell>
          <table:table-cell office:value-type="string" calcext:value-type="string">
            <text:p>ˈbæleɪ</text:p>
          </table:table-cell>
          <table:table-cell office:value-type="string" calcext:value-type="string">
            <text:p>бале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e arts (plural)</text:p>
          </table:table-cell>
          <table:table-cell/>
          <table:table-cell office:value-type="string" calcext:value-type="string">
            <text:p>искусство</text:p>
            <text:p>Government funding for the arts has been reduc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t (singular)</text:p>
          </table:table-cell>
          <table:table-cell/>
          <table:table-cell office:value-type="string" calcext:value-type="string">
            <text:p>Shakespeare was skilled in</text:p>
            <text:p>the art of poetry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t lover</text:p>
          </table:table-cell>
          <table:table-cell/>
          <table:table-cell office:value-type="string" calcext:value-type="string">
            <text:p>любитель искусства</text:p>
            <text:p>She’s a great art lover.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artistic</text:p>
          </table:table-cell>
          <table:table-cell office:value-type="string" calcext:value-type="string">
            <text:p>ɑːˈtɪstɪk</text:p>
          </table:table-cell>
          <table:table-cell office:value-type="string" calcext:value-type="string">
            <text:p>1) артистичный (хорош в рисовании, скеульптуре, произв крас вещей)</text:p>
            <text:p>John is very artistic.</text:p>
            <text:p>2) художественный</text:p>
            <text:p>Opinion about the artistic merit of his paintings has been mix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 of art</text:p>
          </table:table-cell>
          <table:table-cell/>
          <table:table-cell office:value-type="string" calcext:value-type="string">
            <text:p>произведение искусства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rts and crafts</text:p>
          </table:table-cell>
          <table:table-cell/>
          <table:table-cell office:value-type="string" calcext:value-type="string">
            <text:p>Декоративно-прикладной (сделанное руками, мебель, ювелирн. Изделия)</text:p>
            <text:p>an arts and crafts fair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potter</text:p>
          </table:table-cell>
          <table:table-cell office:value-type="string" calcext:value-type="string">
            <text:p>ˈpɒtə</text:p>
          </table:table-cell>
          <table:table-cell office:value-type="string" calcext:value-type="string">
            <text:p>Гончар</text:p>
            <text:p>A perfectly formed loaf brings the same satisfaction to its baker as does a perfectly thrown pot to a potte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лепить из глины</text:p>
            <text:p>she’s throwing a po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rtrait</text:p>
          </table:table-cell>
          <table:table-cell office:value-type="string" calcext:value-type="string">
            <text:p>ˈpɔːtrɪt</text:p>
          </table:table-cell>
          <table:table-cell office:value-type="string" calcext:value-type="string">
            <text:p>Портрет</text:p>
            <text:p>the artist’s portrait of his mother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still life</text:p>
          </table:table-cell>
          <table:table-cell/>
          <table:table-cell office:value-type="string" calcext:value-type="string">
            <text:p>натюрморт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iginal</text:p>
          </table:table-cell>
          <table:table-cell office:value-type="string" calcext:value-type="string">
            <text:p>əˈrɪdʒɪnəl</text:p>
          </table:table-cell>
          <table:table-cell office:value-type="string" calcext:value-type="string">
            <text:p>Подлинный</text:p>
            <text:p>The original painting is now in the National Gallery in London.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reproduction</text:p>
          </table:table-cell>
          <table:table-cell office:value-type="string" calcext:value-type="string">
            <text:p>riːprəˈdʌkʃən</text:p>
          </table:table-cell>
          <table:table-cell office:value-type="string" calcext:value-type="string">
            <text:p>a reproduction of Vincent Van Gogh’s ‘Sunflowers’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novelist</text:p>
          </table:table-cell>
          <table:table-cell office:value-type="string" calcext:value-type="string">
            <text:p>nɒvəlɪst</text:p>
          </table:table-cell>
          <table:table-cell office:value-type="string" calcext:value-type="string">
            <text:p>He was an actor, director, artist, singer, composer and novelis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ting</text:p>
          </table:table-cell>
          <table:table-cell office:value-type="string" calcext:value-type="string">
            <text:p>ˈsetɪŋ</text:p>
          </table:table-cell>
          <table:table-cell office:value-type="string" calcext:value-type="string">
            <text:p>окружение</text:p>
            <text:p>Cyprus is the perfect setting for a beach holida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stseller</text:p>
          </table:table-cell>
          <table:table-cell/>
          <table:table-cell office:value-type="string" calcext:value-type="string">
            <text:p>Бестселлер</text:p>
            <text:p>The game is already a bestseller in Japa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сюжет</text:p>
            <text:p>We discover that Jack isn’t as innocent as he seems, as the plot unfolds 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terary</text:p>
          </table:table-cell>
          <table:table-cell office:value-type="string" calcext:value-type="string">
            <text:p>ˈlɪtərəri</text:p>
          </table:table-cell>
          <table:table-cell office:value-type="string" calcext:value-type="string">
            <text:p>литературный</text:p>
            <text:p>a literary style of writing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passage</text:p>
          </table:table-cell>
          <table:table-cell office:value-type="string" calcext:value-type="string">
            <text:p>ˈpæsɪdʒ</text:p>
          </table:table-cell>
          <table:table-cell office:value-type="string" calcext:value-type="string">
            <text:p>1) отрывок</text:p>
            <text:p>He read out a short passage from the Bible.</text:p>
            <text:p>2) коридор</text:p>
            <text:p>We walked down a narrow passage to the back of the building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extract</text:p>
          </table:table-cell>
          <table:table-cell office:value-type="string" calcext:value-type="string">
            <text:p>ˈekstrækt</text:p>
          </table:table-cell>
          <table:table-cell office:value-type="string" calcext:value-type="string">
            <text:p>Выдержка</text:p>
            <text:p>I’ve only seen short extracts from the film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rhyme</text:p>
          </table:table-cell>
          <table:table-cell office:value-type="string" calcext:value-type="string">
            <text:p>raɪm</text:p>
          </table:table-cell>
          <table:table-cell office:value-type="string" calcext:value-type="string">
            <text:p>1) рифма</text:p>
            <text:p>The whole story is written in rhyme.</text:p>
            <text:p>2) рифмоваться, рифмовать</text:p>
            <text:p>‘Hat’ rhymes with ‘cat’.</text:p>
            <text:p>You can’t rhyme ‘box’ with ‘backs’.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00:46:20.047808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32M55S</meta:editing-duration>
    <meta:editing-cycles>8</meta:editing-cycles>
    <meta:generator>LibreOffice/6.0.7.3$Linux_X86_64 LibreOffice_project/00m0$Build-3</meta:generator>
    <dc:date>2021-09-30T02:03:16.087670124</dc:date>
    <meta:document-statistic meta:table-count="1" meta:cell-count="69" meta:object-count="0"/>
    <meta:template xlink:type="simple" xlink:actuate="onRequest" xlink:title="vocabularyUnit" xlink:href="../../../../Templates/vocabularyUnit.ots" meta:date="2021-07-23T23:09:37.744245147"/>
  </office:meta>
</office:document-meta>
</file>